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694cm" fo:min-width="2.444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ff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706cm" svg:stroke-color="#ff0000" draw:marker-start="" draw:marker-start-width="1.254cm" draw:marker-end="Symmetric_20_Arrow" draw:marker-end-width="1.354cm" draw:fill="solid" draw:textarea-vertical-align="middle" fo:padding-top="0.473cm" fo:padding-bottom="0.473cm" fo:padding-left="0.598cm" fo:padding-right="0.5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00ffff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2.694cm" fo:min-width="2.44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00ff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3465a4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0080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212cm" svg:stroke-color="#00000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9cm" draw:marker-end-width="0.359cm" draw:fill-color="#fff5ce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e0c2cd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ff808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b85c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solid" draw:fill-color="#00000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solid" draw:fill-color="#729fcf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a1467e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-color="#999999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000000" draw:marker-start-width="0.359cm" draw:marker-end-width="0.359cm" draw:fill-color="#75b6fe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404080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8686ff" draw:textarea-horizontal-align="justify" draw:textarea-vertical-align="middle" draw:auto-grow-height="false" fo:min-height="1.657cm" fo:min-width="1.407cm" fo:padding-top="0.178cm" fo:padding-bottom="0.178cm" fo:padding-left="0.303cm" fo:padding-right="0.303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fo:min-height="7.571cm"/>
      <style:paragraph-properties style:writing-mode="lr-tb"/>
    </style:style>
    <style:style style:name="pr2" style:family="presentation" style:parent-style-name="Default-subtitle" style:list-style-name="L1">
      <style:graphic-properties draw:fill-color="#ffffff" draw:auto-grow-height="true" fo:min-height="5.0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661cm"/>
      <style:paragraph-properties style:writing-mode="lr-tb"/>
    </style:style>
    <style:style style:name="pr5" style:family="presentation" style:parent-style-name="Default-title">
      <style:graphic-properties fo:min-height="2.67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auto-grow-height="true" fo:min-height="9.134cm"/>
      <style:paragraph-properties style:writing-mode="lr-tb"/>
    </style:style>
    <style:style style:name="pr9" style:family="presentation" style:parent-style-name="Default-subtitle">
      <style:graphic-properties draw:fill-color="#ffffff" fo:min-height="9.134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draw:auto-grow-height="true" fo:min-height="12.671cm"/>
      <style:paragraph-properties style:writing-mode="lr-tb"/>
    </style:style>
    <style:style style:name="pr11" style:family="presentation" style:parent-style-name="Default-subtitle">
      <style:graphic-properties draw:fill-color="#ffffff" draw:auto-grow-height="true" fo:min-height="12.6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96pt" style:font-size-asian="96pt" style:font-size-complex="96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 style:writing-mode="lr-tb"/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32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19" style:family="paragraph">
      <loext:graphic-properties draw:fill-color="#00ff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ff00"/>
      <style:paragraph-properties fo:text-align="center"/>
    </style:style>
    <style:style style:name="P22" style:family="paragraph">
      <loext:graphic-properties draw:fill-color="#3465a4"/>
      <style:paragraph-properties fo:text-align="center"/>
    </style:style>
    <style:style style:name="P23" style:family="paragraph">
      <loext:graphic-properties draw:fill-color="#008000"/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25" style:family="paragraph">
      <loext:graphic-properties draw:fill-color="#fff5c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 style:font-size-asian="32pt" style:font-size-complex="32pt"/>
    </style:style>
    <style:style style:name="P28" style:family="paragraph">
      <loext:graphic-properties draw:fill-color="#e0c2cd"/>
      <style:paragraph-properties fo:text-align="center"/>
    </style:style>
    <style:style style:name="P29" style:family="paragraph">
      <loext:graphic-properties draw:fill-color="#ff8080"/>
      <style:paragraph-properties fo:text-align="center"/>
    </style:style>
    <style:style style:name="P30" style:family="paragraph">
      <loext:graphic-properties draw:fill-color="#ff8000"/>
      <style:paragraph-properties fo:text-align="center"/>
    </style:style>
    <style:style style:name="P31" style:family="paragraph">
      <loext:graphic-properties draw:fill-color="#b85c00"/>
      <style:paragraph-properties fo:text-align="center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-color="#a1467e"/>
      <style:paragraph-properties fo:text-align="center"/>
    </style:style>
    <style:style style:name="P35" style:family="paragraph">
      <loext:graphic-properties draw:fill-color="#999999"/>
      <style:paragraph-properties fo:text-align="center"/>
    </style:style>
    <style:style style:name="P36" style:family="paragraph">
      <loext:graphic-properties draw:fill-color="#75b6fe"/>
      <style:paragraph-properties fo:text-align="center"/>
    </style:style>
    <style:style style:name="P37" style:family="paragraph">
      <loext:graphic-properties draw:fill-color="#404080"/>
      <style:paragraph-properties fo:text-align="center"/>
    </style:style>
    <style:style style:name="P38" style:family="paragraph">
      <loext:graphic-properties draw:fill-color="#8686ff"/>
      <style:paragraph-properties fo:text-align="center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left="0cm" fo:margin-right="0cm" fo:text-align="start" fo:text-indent="0cm" style:writing-mode="lr-tb"/>
    </style:style>
    <style:style style:name="P41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0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1d41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7.571cm" svg:x="0.2cm" svg:y="2.87cm" presentation:class="title" presentation:user-transformed="true">
          <draw:text-box>
            <text:p text:style-name="P1"><text:span text:style-name="T1">Brightest</text:span><text:span text:style-name="T1"><text:line-break/></text:span><text:span text:style-name="T1"> <text:s text:c="6"/>Dungeon</text:span></text:p>
          </draw:text-box>
        </draw:frame>
        <draw:frame presentation:style-name="pr2" draw:text-style-name="P4" draw:layer="layout" svg:width="25.199cm" svg:height="5.015cm" svg:x="1.4cm" svg:y="10.085cm" presentation:class="subtitle" presentation:user-transformed="true">
          <draw:text-box>
            <text:p text:style-name="P3"><text:span text:style-name="T2">A 1D Dungeon aRcade &amp; Puzzle Ga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12.661cm" svg:x="1.4cm" svg:y="1.923cm" presentation:class="subtitle" presentation:user-transformed="true">
          <draw:text-box>
            <text:p text:style-name="P6"><text:span text:style-name="T3">Brightest Dungeon is rather simple: You are the green dot and can move on a one dimensional led strip, but beware the red dots! Fend for yourself and progress through the different levels of the dungeon.</text:span></text:p>
            <text:p text:style-name="P6"><text:span text:style-name="T3">But keep in mind that Brightest Dungeon is, at heart, a puzzle game. Finishing a floor is not as simple as killing all the enemies within it. You will have to prove your wits and worthiness by solving the puzzle each floor represen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74cm" svg:x="1.4cm" svg:y="0.628cm" presentation:class="title" presentation:user-transformed="true">
          <draw:text-box>
            <text:p><text:span text:style-name="T4">Hero</text:span></text:p>
          </draw:text-box>
        </draw:frame>
        <draw:custom-shape draw:style-name="gr2" draw:text-style-name="P9" draw:layer="layout" svg:width="3.048cm" svg:height="3.048cm" svg:x="0.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7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6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7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6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6.7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74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9.8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792cm" svg:y="3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.845cm" svg:height="2.845cm" svg:x="12.8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5.9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8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9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9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2.0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984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845cm" svg:height="2.845cm" svg:x="25.086cm" svg:y="3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4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3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25.277cm" svg:y1="7.366cm" svg:x2="26.416cm" svg:y2="5.842cm">
          <text:p/>
        </draw:line>
        <draw:line draw:style-name="gr5" draw:text-style-name="P12" draw:layer="layout" svg:x1="13.085cm" svg:y1="7.366cm" svg:x2="14.224cm" svg:y2="5.842cm">
          <text:p/>
        </draw:line>
        <draw:frame draw:style-name="gr6" draw:text-style-name="P13" draw:layer="layout" svg:width="6.35cm" svg:height="1.517cm" svg:x="11.938cm" svg:y="7.542cm">
          <draw:text-box>
            <text:p><text:span text:style-name="T3">You</text:span></text:p>
          </draw:text-box>
        </draw:frame>
        <draw:frame draw:style-name="gr7" draw:text-style-name="P13" draw:layer="layout" svg:width="9.398cm" svg:height="4.985cm" svg:x="22.606cm" svg:y="7.62cm">
          <draw:text-box>
            <text:p><text:span text:style-name="T3">Your goal</text:span></text:p>
          </draw:text-box>
        </draw:frame>
        <draw:frame draw:style-name="gr8" draw:text-style-name="P13" draw:layer="layout" svg:width="14.986cm" svg:height="2.783cm" svg:x="6.096cm" svg:y="10.414cm">
          <draw:text-box>
            <text:p><text:span text:style-name="T3">Move by tilting the Gamebo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4">Monster</text:span></text:p>
          </draw:text-box>
        </draw:frame>
        <draw:frame presentation:style-name="pr7" draw:text-style-name="P15" draw:layer="layout" svg:width="25.199cm" svg:height="9.134cm" svg:x="1.4cm" svg:y="3.685cm" presentation:class="subtitle">
          <draw:text-box>
            <text:p text:style-name="P14"><text:span text:style-name="T5">Moves back and forth (do not touch!)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Attack</text:span></text:p>
          </draw:text-box>
        </draw:frame>
        <draw:frame presentation:style-name="pr8" draw:text-style-name="P18" draw:layer="layout" svg:width="25.199cm" svg:height="9.134cm" svg:x="1.4cm" svg:y="3.685cm" presentation:class="subtitle">
          <draw:text-box>
            <text:p text:style-name="P3"><text:span text:style-name="T5"/></text:p>
            <text:p text:style-name="P3"><text:span text:style-name="T5">Attack by pressing the button</text:span></text:p>
            <text:p text:style-name="P3"><text:span text:style-name="T5">Sword: your default attack</text:span></text:p>
            <text:p text:style-name="P3"><text:span text:style-name="T6">Shot: </text:span><text:span text:style-name="T5">your special attack (lost on death)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Lives</text:span></text:p>
          </draw:text-box>
        </draw:frame>
        <draw:custom-shape draw:style-name="gr11" draw:text-style-name="P20" draw:layer="layout" svg:width="3.048cm" svg:height="3.04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845cm" svg:height="2.845cm" svg:x="0.1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3.048cm" svg:height="3.048cm" svg:x="3.048cm" svg:y="3.5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.845cm" svg:height="2.845cm" svg:x="3.1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096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6.1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144cm" svg:y="3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845cm" svg:height="2.845cm" svg:x="9.2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15.3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3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336cm" svg:y="3.5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845cm" svg:height="2.845cm" svg:x="21.4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384cm" svg:y="3.5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2.845cm" svg:height="2.845cm" svg:x="24.4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4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5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19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2.2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21.844cm" svg:y1="7.366cm" svg:x2="22.983cm" svg:y2="5.842cm">
          <text:p/>
        </draw:line>
        <draw:line draw:style-name="gr5" draw:text-style-name="P12" draw:layer="layout" svg:x1="3.433cm" svg:y1="7.366cm" svg:x2="4.572cm" svg:y2="5.842cm">
          <text:p/>
        </draw:line>
        <draw:frame draw:style-name="gr6" draw:text-style-name="P13" draw:layer="layout" svg:width="6.35cm" svg:height="1.517cm" svg:x="1.778cm" svg:y="7.627cm">
          <draw:text-box>
            <text:p><text:span text:style-name="T3">Lives</text:span></text:p>
          </draw:text-box>
        </draw:frame>
        <draw:frame draw:style-name="gr6" draw:text-style-name="P13" draw:layer="layout" svg:width="6.35cm" svg:height="1.517cm" svg:x="19.812cm" svg:y="7.373cm">
          <draw:text-box>
            <text:p><text:span text:style-name="T3">+1 live</text:span></text:p>
          </draw:text-box>
        </draw:frame>
        <draw:frame draw:style-name="gr8" draw:text-style-name="P13" draw:layer="layout" svg:width="13.716cm" svg:height="2.783cm" svg:x="14.224cm" svg:y="9.663cm">
          <draw:text-box>
            <text:p><text:span text:style-name="T3">2 dots orbiting another dot</text:span></text:p>
          </draw:text-box>
        </draw:frame>
        <draw:line draw:style-name="gr16" draw:text-style-name="P12" draw:layer="layout" svg:x1="10.668cm" svg:y1="7.112cm" svg:x2="10.668cm" svg:y2="14.732cm">
          <text:p/>
        </draw:line>
        <draw:frame draw:style-name="gr17" draw:text-style-name="P24" draw:layer="layout" svg:width="13.716cm" svg:height="4.049cm" svg:x="-2.032cm" svg:y="9.752cm">
          <draw:text-box>
            <text:p text:style-name="P1"><text:span text:style-name="T3">Loosing all lives</text:span></text:p>
            <text:p text:style-name="P1"><text:span text:style-name="T3">resets the current</text:span></text:p>
            <text:p text:style-name="P1"><text:span text:style-name="T3">flo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3.81cm" svg:y1="7.366cm" svg:x2="4.949cm" svg:y2="5.842cm">
          <text:p/>
        </draw:line>
        <draw:line draw:style-name="gr5" draw:text-style-name="P12" draw:layer="layout" svg:x1="22.098cm" svg:y1="7.366cm" svg:x2="23.237cm" svg:y2="5.842cm">
          <text:p/>
        </draw:line>
        <draw:frame draw:style-name="gr17" draw:text-style-name="P24" draw:layer="layout" svg:width="12.806cm" svg:height="4.049cm" svg:x="-1.122cm" svg:y="7.542cm">
          <draw:text-box>
            <text:p text:style-name="P1"><text:span text:style-name="T3">Forcefield</text:span></text:p>
            <text:p text:style-name="P1"><text:span text:style-name="T3">(flickers green/blue)</text:span></text:p>
          </draw:text-box>
        </draw:frame>
        <draw:frame draw:style-name="gr8" draw:text-style-name="P24" draw:layer="layout" svg:width="12.954cm" svg:height="2.783cm" svg:x="15.796cm" svg:y="7.466cm">
          <draw:text-box>
            <text:p text:style-name="P1"><text:span text:style-name="T3">Colorchange</text:span></text:p>
            <text:p text:style-name="P1"><text:span text:style-name="T3">(green/blue)</text:span></text:p>
          </draw:text-box>
        </draw:frame>
        <draw:frame draw:style-name="gr8" draw:text-style-name="P13" draw:layer="layout" svg:width="13.716cm" svg:height="2.783cm" svg:x="14.224cm" svg:y="10.464cm">
          <draw:text-box>
            <text:p text:style-name="P26"><text:span text:style-name="T3">Change your color to green/blue</text:span></text:p>
          </draw:text-box>
        </draw:frame>
        <draw:frame draw:style-name="gr19" draw:text-style-name="P27" draw:layer="layout" svg:width="10.112cm" svg:height="4.049cm" svg:x="0.124cm" svg:y="10.465cm">
          <draw:text-box>
            <text:p text:style-name="P26"><text:span text:style-name="T3">You can only pass through if you have matching colors</text:span></text:p>
          </draw:text-box>
        </draw:frame>
        <draw:frame presentation:style-name="pr6" draw:text-style-name="P14" draw:layer="layout" svg:width="25.199cm" svg:height="2.629cm" svg:x="1.401cm" svg:y="0.629cm" presentation:class="title" presentation:user-transformed="true">
          <draw:text-box>
            <text:p><text:span text:style-name="T4">Col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Worm</text:span></text:p>
          </draw:text-box>
        </draw:frame>
        <draw:frame presentation:style-name="pr7" draw:text-style-name="P15" draw:layer="layout" svg:width="25.199cm" svg:height="9.134cm" svg:x="1.4cm" svg:y="3.685cm" presentation:class="subtitle">
          <draw:text-box>
            <text:p text:style-name="P14"><text:span text:style-name="T5">A bit smarter than normal monsters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Boss</text:span></text:p>
          </draw:text-box>
        </draw:frame>
        <draw:frame presentation:style-name="pr7" draw:text-style-name="P15" draw:layer="layout" svg:width="25.199cm" svg:height="9.134cm" svg:x="1.4cm" svg:y="5.485cm" presentation:class="subtitle" presentation:user-transformed="true">
          <draw:text-box>
            <text:p text:style-name="P14"><text:span text:style-name="T5">Has multiple lives and spawns monsters</text:span></text:p>
            <text:p text:style-name="P14"><text:span text:style-name="T5"/></text:p>
            <text:p text:style-name="P14"><text:span text:style-name="T5">If a boss is present, you can only progress</text:span></text:p>
            <text:p text:style-name="P14"><text:span text:style-name="T5"><text:s/></text:span><text:span text:style-name="T5">to the next floor after defeating it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Button</text:span></text:p>
          </draw:text-box>
        </draw:frame>
        <draw:frame presentation:style-name="pr9" draw:text-style-name="P15" draw:layer="layout" svg:width="25.199cm" svg:height="9.134cm" svg:x="1.524cm" svg:y="6.604cm" presentation:class="subtitle" presentation:user-transformed="true">
          <draw:text-box>
            <text:p>Move over to make changes to the floor</text:p>
            <text:p>(may revert after some time)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14.986cm" svg:height="2.783cm" svg:x="6.604cm" svg:y="7.872cm">
          <draw:text-box>
            <text:p text:style-name="P26"><text:span text:style-name="T3">Colors darken on activation</text:span></text:p>
          </draw:text-box>
        </draw:frame>
        <draw:line draw:style-name="gr5" draw:text-style-name="P12" draw:layer="layout" svg:x1="12.655cm" svg:y1="7.542cm" svg:x2="13.794cm" svg:y2="6.018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Door</text:span></text:p>
          </draw:text-box>
        </draw:frame>
        <draw:frame presentation:style-name="pr7" draw:text-style-name="P15" draw:layer="layout" svg:width="25.199cm" svg:height="9.134cm" svg:x="1.4cm" svg:y="3.685cm" presentation:class="subtitle" presentation:user-transformed="true">
          <draw:text-box>
            <text:p text:style-name="P14"><text:span text:style-name="T5">Enter another room on the same floor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Fog</text:span></text:p>
          </draw:text-box>
        </draw:frame>
        <draw:frame presentation:style-name="pr7" draw:text-style-name="P15" draw:layer="layout" svg:width="25.199cm" svg:height="9.134cm" svg:x="1.4cm" svg:y="3.685cm" presentation:class="subtitle" presentation:user-transformed="true">
          <draw:text-box>
            <text:p text:style-name="P14"><text:span text:style-name="T5">Hides anything underneath it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Lava</text:span></text:p>
          </draw:text-box>
        </draw:frame>
        <draw:frame presentation:style-name="pr7" draw:text-style-name="P15" draw:layer="layout" svg:width="25.199cm" svg:height="9.134cm" svg:x="1.4cm" svg:y="6.616cm" presentation:class="subtitle" presentation:user-transformed="true">
          <draw:text-box>
            <text:p text:style-name="P14"><text:span text:style-name="T5">Save to cross when it does not flicker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2.655cm" svg:y1="7.542cm" svg:x2="13.794cm" svg:y2="6.018cm">
          <text:p/>
        </draw:line>
        <draw:frame draw:style-name="gr23" draw:text-style-name="P27" draw:layer="layout" svg:width="13.716cm" svg:height="1.517cm" svg:x="5.842cm" svg:y="7.881cm">
          <draw:text-box>
            <text:p text:style-name="P26"><text:span text:style-name="T3">Flick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Mine</text:span></text:p>
          </draw:text-box>
        </draw:frame>
        <draw:frame presentation:style-name="pr7" draw:text-style-name="P15" draw:layer="layout" svg:width="25.199cm" svg:height="9.134cm" svg:x="1.4cm" svg:y="3.685cm" presentation:class="subtitle">
          <draw:text-box>
            <text:p text:style-name="P14"><text:span text:style-name="T5">Explodes (do not touch!)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Portal</text:span></text:p>
          </draw:text-box>
        </draw:frame>
        <draw:frame presentation:style-name="pr7" draw:text-style-name="P15" draw:layer="layout" svg:width="25.199cm" svg:height="9.134cm" svg:x="1.4cm" svg:y="6.585cm" presentation:class="subtitle" presentation:user-transformed="true">
          <draw:text-box>
            <text:p text:style-name="P14"><text:span text:style-name="T5">The cake is a lie!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3.81cm" svg:y1="7.62cm" svg:x2="4.949cm" svg:y2="6.096cm">
          <text:p/>
        </draw:line>
        <draw:line draw:style-name="gr5" draw:text-style-name="P12" draw:layer="layout" svg:x1="22.229cm" svg:y1="7.62cm" svg:x2="23.368cm" svg:y2="6.096cm">
          <text:p/>
        </draw:line>
        <draw:frame draw:style-name="gr28" draw:text-style-name="P27" draw:layer="layout" svg:width="13.716cm" svg:height="1.517cm" svg:x="-2.54cm" svg:y="7.874cm">
          <draw:text-box>
            <text:p text:style-name="P26"><text:span text:style-name="T3">Go in here...</text:span></text:p>
          </draw:text-box>
        </draw:frame>
        <draw:frame draw:style-name="gr29" draw:text-style-name="P27" draw:layer="layout" svg:width="13.716cm" svg:height="1.517cm" svg:x="16.002cm" svg:y="7.874cm">
          <draw:text-box>
            <text:p text:style-name="P26"><text:span text:style-name="T3">...come out her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Switch</text:span></text:p>
          </draw:text-box>
        </draw:frame>
        <draw:frame presentation:style-name="pr9" draw:text-style-name="P15" draw:layer="layout" svg:width="25.199cm" svg:height="9.134cm" svg:x="1.4cm" svg:y="6.685cm" presentation:class="subtitle" presentation:user-transformed="true">
          <draw:text-box>
            <text:p><text:span text:style-name="T6">Press to </text:span>make changes to the floor</text:p>
            <text:p>(press again to revert)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7" draw:layer="layout" svg:width="13.716cm" svg:height="1.517cm" svg:x="7.112cm" svg:y="7.873cm">
          <draw:text-box>
            <text:p text:style-name="P26"><text:span text:style-name="T3">Colors invert on activation</text:span></text:p>
          </draw:text-box>
        </draw:frame>
        <draw:line draw:style-name="gr5" draw:text-style-name="P12" draw:layer="layout" svg:x1="12.831cm" svg:y1="7.366cm" svg:x2="13.97cm" svg:y2="5.842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Wall</text:span></text:p>
          </draw:text-box>
        </draw:frame>
        <draw:frame presentation:style-name="pr7" draw:text-style-name="P15" draw:layer="layout" svg:width="25.199cm" svg:height="9.134cm" svg:x="1.4cm" svg:y="3.685cm" presentation:class="subtitle">
          <draw:text-box>
            <text:p text:style-name="P14"><text:span text:style-name="T5">Blockade, can’t pass through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Water</text:span></text:p>
          </draw:text-box>
        </draw:frame>
        <draw:frame presentation:style-name="pr7" draw:text-style-name="P15" draw:layer="layout" svg:width="25.199cm" svg:height="9.134cm" svg:x="1.4cm" svg:y="6.585cm" presentation:class="subtitle" presentation:user-transformed="true">
          <draw:text-box>
            <text:p text:style-name="P14"><text:span text:style-name="T5">The current drags you along with it</text:span></text:p>
          </draw:text-box>
        </draw:frame>
        <draw:custom-shape draw:style-name="gr2" draw:text-style-name="P9" draw:layer="layout" svg:width="3.048cm" svg:height="3.048cm" svg:x="0.3cm" svg:y="3.5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2.845cm" svg:height="2.845cm" svg:x="0.40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3.3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3.45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6.396cm" svg:y="3.5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2.845cm" svg:height="2.845cm" svg:x="6.49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9.444cm" svg:y="3.5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2.845cm" svg:height="2.845cm" svg:x="9.5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2.492cm" svg:y="3.5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2.845cm" svg:height="2.845cm" svg:x="12.59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5.5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15.642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18.588cm" svg:y="3.5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2.845cm" svg:height="2.845cm" svg:x="18.6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1.636cm" svg:y="3.5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2.845cm" svg:height="2.845cm" svg:x="21.73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4.684cm" svg:y="3.5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2.845cm" svg:height="2.845cm" svg:x="24.78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27.73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845cm" svg:height="2.845cm" svg:x="27.834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048cm" svg:height="3.048cm" svg:x="-2.748cm" svg:y="3.5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2.845cm" svg:height="2.845cm" svg:x="-2.646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2.655cm" svg:y1="7.542cm" svg:x2="13.794cm" svg:y2="6.018cm">
          <text:p/>
        </draw:line>
        <draw:frame draw:style-name="gr36" draw:text-style-name="P27" draw:layer="layout" svg:width="13.716cm" svg:height="1.517cm" svg:x="7.112cm" svg:y="7.874cm">
          <draw:text-box>
            <text:p text:style-name="P26"><text:span text:style-name="T3">Pattern mov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OPTIONS 1</text:span></text:p>
          </draw:text-box>
        </draw:frame>
        <draw:frame presentation:style-name="pr10" draw:text-style-name="P41" draw:layer="layout" svg:width="12.062cm" svg:height="12.671cm" svg:x="1.4cm" svg:y="3.048cm" presentation:class="subtitle" presentation:user-transformed="true">
          <draw:text-box>
            <text:p text:style-name="P39"><text:span text:style-name="T5">Calibrate</text:span></text:p>
            <text:p text:style-name="P39"><text:span text:style-name="T5">Invert Controls</text:span></text:p>
            <text:p text:style-name="P40"><text:span text:style-name="T7">++++++</text:span></text:p>
            <text:p text:style-name="P39"><text:span text:style-name="T5">#LED --</text:span></text:p>
            <text:p text:style-name="P39"><text:span text:style-name="T5">#LED ++</text:span></text:p>
            <text:p text:style-name="P39"><text:span text:style-name="T5">Brightness --</text:span></text:p>
            <text:p text:style-name="P39"><text:span text:style-name="T5">Brightness ++</text:span></text:p>
            <text:p text:style-name="P39"><text:span text:style-name="T5">Volume --</text:span></text:p>
            <text:p text:style-name="P39"><text:span text:style-name="T5">Volume ++</text:span></text:p>
            <text:p text:style-name="P40"><text:span text:style-name="T7">++++++</text:span></text:p>
          </draw:text-box>
        </draw:frame>
        <draw:frame presentation:style-name="pr11" draw:text-style-name="P41" draw:layer="layout" svg:width="12.062cm" svg:height="12.671cm" svg:x="15.116cm" svg:y="3.048cm">
          <draw:text-box>
            <text:p text:style-name="P39"><text:span text:style-name="T5">Leaving the Level keeps the changes until the next restart</text:span></text:p>
            <text:p text:style-name="P39"><text:span text:style-name="T5"/></text:p>
            <text:p text:style-name="P39"><text:span text:style-name="T5">Writing to EEPROM saves the changes permanent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><text:span text:style-name="T4">OPTIONS 2</text:span></text:p>
          </draw:text-box>
        </draw:frame>
        <draw:frame presentation:style-name="pr10" draw:text-style-name="P41" draw:layer="layout" svg:width="25.199cm" svg:height="12.671cm" svg:x="1.4cm" svg:y="3.048cm" presentation:class="subtitle" presentation:user-transformed="true">
          <draw:text-box>
            <text:p text:style-name="P39"><text:span text:style-name="T5">Enable/Disable Checkpoints</text:span></text:p>
            <text:p text:style-name="P40"><text:span text:style-name="T7">++++++</text:span></text:p>
            <text:p text:style-name="P39"><text:span text:style-name="T5">Select Dungeon [0-15] (0: Internal, 1-15: SDCard)</text:span></text:p>
            <text:p text:style-name="P40"><text:span text:style-name="T7">++++++</text:span></text:p>
            <text:p text:style-name="P39"><text:span text:style-name="T5">Select Start Floor [0-255]</text:span></text:p>
            <text:p text:style-name="P40"><text:span text:style-name="T7">++++++</text:span></text:p>
            <text:p text:style-name="P39"><text:span text:style-name="T5">Read Options from EEPROM</text:span></text:p>
            <text:p text:style-name="P39"><text:span text:style-name="T6">Write Options to EEPROM</text:span></text:p>
            <text:p text:style-name="P40"><text:span text:style-name="T7">+++++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4:34:03.680299992</meta:creation-date>
    <dc:date>2022-04-28T16:57:12.769819687</dc:date>
    <meta:editing-duration>PT1H45M53S</meta:editing-duration>
    <meta:editing-cycles>37</meta:editing-cycles>
    <meta:generator>LibreOffice/6.4.7.2$Linux_X86_64 LibreOffice_project/40$Build-2</meta:generator>
    <meta:document-statistic meta:object-count="476"/>
  </office:meta>
</office:document-meta>
</file>